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.1cm" fo:text-indent="0cm"/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3.324cm" presentation:class="title" presentation:user-transformed="true">
          <draw:text-box>
            <text:p text:style-name="P1"><text:span text:style-name="T1">Quiero conocer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Quiero conocerte</text:span><text:span text:style-name="T2"><text:line-break/></text:span><text:span text:style-name="T2">Cada día más a ti</text:span><text:span text:style-name="T2"><text:line-break/></text:span><text:span text:style-name="T2">Estar en tu presencia y ador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Revelanos tu gloria </text:span><text:span text:style-name="T2"><text:line-break/></text:span><text:span text:style-name="T2">Deseamos ir mucho más en ti </text:span><text:span text:style-name="T2"><text:line-break/></text:span><text:span text:style-name="T2">Queremos tu presencia Jesú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Al que está sentado en el trono</text:span><text:span text:style-name="T2"><text:line-break/></text:span><text:span text:style-name="T2">Al que vive para siempre y siemp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Sea la gloria, sea la honra y el poder </text:span><text:span text:style-name="T2"><text:line-break/></text:span><text:span text:style-name="T2">Sea la gloria, sea la honra y el pod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Santo, santo,</text:span><text:span text:style-name="T2"><text:line-break/></text:span><text:span text:style-name="T2">Santo, santo,</text:span><text:span text:style-name="T2"><text:line-break/></text:span><text:span text:style-name="T2">Santo eres Tú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9T09:06:10.615000000</meta:creation-date>
    <dc:date>2023-01-29T10:42:01.415000000</dc:date>
    <meta:editing-duration>PT1H16M26S</meta:editing-duration>
    <meta:editing-cycles>1</meta:editing-cycles>
    <meta:document-statistic meta:object-count="39"/>
    <meta:generator>Real_Office/6.2.3.2$Windows_x86 LibreOffice_project/b40a93cffb3080b9876e40c60e03703e9bd35612</meta:generator>
  </office:meta>
</office:document-meta>
</file>